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ng1.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_5f_Heading1">
      <style:text-properties style:use-window-font-color="true" loext:opacity="0%" officeooo:rsid="0028726a" officeooo:paragraph-rsid="006945ca"/>
    </style:style>
    <style:style style:name="P90" style:family="paragraph" style:parent-style-name="_5f_Heading1.1">
      <style:text-properties style:use-window-font-color="true" loext:opacity="0%" officeooo:rsid="0028726a" officeooo:paragraph-rsid="006945ca"/>
    </style:style>
    <style:style style:name="P91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92" style:family="paragraph" style:parent-style-name="_5f_Heading1.1">
      <style:text-properties style:use-window-font-color="true" loext:opacity="0%" officeooo:rsid="005bffdc" officeooo:paragraph-rsid="005bffdc"/>
    </style:style>
    <style:style style:name="P93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5" style:family="paragraph" style:parent-style-name="Standard">
      <style:text-properties style:use-window-font-color="true" loext:opacity="0%" officeooo:rsid="007e5e4b" officeooo:paragraph-rsid="007e5e4b"/>
    </style:style>
    <style:style style:name="P96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7" style:family="paragraph" style:parent-style-name="_5f_Heading1.1">
      <style:text-properties style:use-window-font-color="true" loext:opacity="0%" officeooo:rsid="006c5b97" officeooo:paragraph-rsid="006c5b97"/>
    </style:style>
    <style:style style:name="P98" style:family="paragraph" style:parent-style-name="_5f_Heading1.1.1">
      <style:text-properties style:use-window-font-color="true" loext:opacity="0%" officeooo:rsid="006c5b97" officeooo:paragraph-rsid="006c5b97"/>
    </style:style>
    <style:style style:name="P99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00" style:family="paragraph" style:parent-style-name="_5f_Heading1.1">
      <style:text-properties style:use-window-font-color="true" loext:opacity="0%" officeooo:rsid="0033b5bc" officeooo:paragraph-rsid="005e2abe"/>
    </style:style>
    <style:style style:name="P101" style:family="paragraph" style:parent-style-name="_5f_Heading1.1.1">
      <style:text-properties style:use-window-font-color="true" loext:opacity="0%" officeooo:rsid="005e2abe" officeooo:paragraph-rsid="005e2abe"/>
    </style:style>
    <style:style style:name="P102" style:family="paragraph" style:parent-style-name="_5f_Heading1.1.1.1">
      <style:text-properties style:use-window-font-color="true" loext:opacity="0%" officeooo:rsid="005e2abe" officeooo:paragraph-rsid="005e2abe"/>
    </style:style>
    <style:style style:name="P103" style:family="paragraph" style:parent-style-name="_5f_Heading1.1.1">
      <style:text-properties style:use-window-font-color="true" loext:opacity="0%" officeooo:rsid="0033b5bc" officeooo:paragraph-rsid="005e2abe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5" style:family="paragraph" style:parent-style-name="_5f_Heading1.1">
      <style:text-properties style:use-window-font-color="true" loext:opacity="0%" officeooo:rsid="0043ff35" officeooo:paragraph-rsid="005e2abe"/>
    </style:style>
    <style:style style:name="P106" style:family="paragraph" style:parent-style-name="_5f_Heading1.1">
      <style:text-properties style:use-window-font-color="true" loext:opacity="0%" officeooo:rsid="00429a5c" officeooo:paragraph-rsid="005e2abe"/>
    </style:style>
    <style:style style:name="P107" style:family="paragraph" style:parent-style-name="_5f_HeadingApdx">
      <style:text-properties style:use-window-font-color="true" loext:opacity="0%" officeooo:paragraph-rsid="005964e9"/>
    </style:style>
    <style:style style:name="P108" style:family="paragraph" style:parent-style-name="Standard">
      <style:paragraph-properties fo:break-before="page"/>
      <style:text-properties style:use-window-font-color="true" loext:opacity="0%"/>
    </style:style>
    <style:style style:name="P109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c7c2ef"/>
    </style:style>
    <style:style style:name="T59" style:family="text">
      <style:text-properties style:font-name="Cascadia Mono" officeooo:rsid="00c2a096"/>
    </style:style>
    <style:style style:name="T60" style:family="text">
      <style:text-properties officeooo:rsid="00d78b53"/>
    </style:style>
    <style:style style:name="T61" style:family="text">
      <style:text-properties officeooo:rsid="00e6d06c"/>
    </style:style>
    <style:style style:name="T62" style:family="text">
      <style:text-properties officeooo:rsid="006945ca"/>
    </style:style>
    <style:style style:name="T63" style:family="text">
      <style:text-properties officeooo:rsid="0002ace9"/>
    </style:style>
    <style:style style:name="T64" style:family="text">
      <style:text-properties officeooo:rsid="005af872"/>
    </style:style>
    <style:style style:name="T65" style:family="text">
      <style:text-properties officeooo:rsid="005a3ff3"/>
    </style:style>
    <style:style style:name="T66" style:family="text">
      <style:text-properties officeooo:rsid="005bffdc"/>
    </style:style>
    <style:style style:name="T67" style:family="text">
      <style:text-properties officeooo:rsid="005e2abe"/>
    </style:style>
    <style:style style:name="T68" style:family="text">
      <style:text-properties officeooo:rsid="000ab062"/>
    </style:style>
    <style:style style:name="T69" style:family="text">
      <style:text-properties officeooo:rsid="005fc820"/>
    </style:style>
    <style:style style:name="T70" style:family="text">
      <style:text-properties officeooo:rsid="0065954b"/>
    </style:style>
    <style:style style:name="T71" style:family="text">
      <style:text-properties officeooo:rsid="006c5b97"/>
    </style:style>
    <style:style style:name="T72" style:family="text">
      <style:text-properties officeooo:rsid="003bf121"/>
    </style:style>
    <style:style style:name="T73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re</text:span>. <text:span text:style-name="T58">Now, Ansible utilize passwordless secure login. </text:span></text:h>
      <text:p text:style-name="P81"><text:span text:style-name="T54">//ssh-copy-id</text:span><text:span text:style-name="T59"> </text:span><text:a xlink:type="simple" xlink:href="mailto:username@192.168.1.200" text:style-name="Internet_20_link" text:visited-style-name="Visited_20_Internet_20_Link"><text:span text:style-name="T59">username@</text:span></text:a><text:span text:style-name="T54">&lt;</text:span><text:span text:style-name="T59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0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1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h text:style-name="P88" text:outline-level="5"><text:s/>ANSIBLE_CONFIG=inventories/prod/ansible.cfg ansible-playbook playbooks/check-basics.yml -l prod_main</text:h>
      <text:h text:style-name="P87" text:outline-level="4"/>
      <text:h text:style-name="P89" text:outline-level="1">Routine maintenance</text:h>
      <text:h text:style-name="P90" text:outline-level="2">&lt;List routine maintenance procedure <text:span text:style-name="T62">and intervals</text:span>&gt;</text:h>
      <text:h text:style-name="P91" text:outline-level="1">Appendix A<text:tab/><text:span text:style-name="T63">Reference</text:span><text:span text:style-name="T64">s</text:span></text:h>
      <text:h text:style-name="P92" text:outline-level="2">&lt;List continues&gt;</text:h>
      <text:p text:style-name="P3"/>
      <text:h text:style-name="P93" text:outline-level="1"><text:span text:style-name="T65">Appendix </text:span><text:span text:style-name="T64">B</text:span><text:span text:style-name="T65"><text:tab/></text:span><text:span text:style-name="T64">Definition</text:span><text:span text:style-name="T66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4">TERM</text:p>
          </table:table-cell>
          <table:table-cell table:style-name="Table6.A1" office:value-type="string">
            <text:p text:style-name="P94">MEANING</text:p>
          </table:table-cell>
          <table:table-cell table:style-name="Table6.A1" office:value-type="string">
            <text:p text:style-name="P94">TERM</text:p>
          </table:table-cell>
          <table:table-cell table:style-name="Table6.D1" office:value-type="string">
            <text:p text:style-name="P94">MEANING</text:p>
          </table:table-cell>
        </table:table-row>
        <table:table-row table:style-name="Table6.2">
          <table:table-cell table:style-name="Table6.A2" office:value-type="string">
            <text:p text:style-name="P95">LTS</text:p>
          </table:table-cell>
          <table:table-cell table:style-name="Table6.B2" office:value-type="string">
            <text:p text:style-name="P95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6" text:outline-level="1">Appendix Diagrams</text:h>
      <text:h text:style-name="P96" text:outline-level="1">Appendix Bill of materials</text:h>
      <text:h text:style-name="P97" text:outline-level="2">&lt;List Bill of materials&gt;</text:h>
      <text:h text:style-name="P98" text:outline-level="3" text:is-list-header="true"/>
      <text:h text:style-name="P99" text:outline-level="1"><text:span text:style-name="T65">Appendix </text:span><text:span text:style-name="T67">D<text:tab/></text:span><text:span text:style-name="T68">Testing </text:span><text:span text:style-name="T63">Validatio</text:span><text:span text:style-name="T67">n</text:span></text:h>
      <text:h text:style-name="P100" text:outline-level="2">Equipment / Materials</text:h>
      <text:h text:style-name="P101" text:outline-level="3">Equipment</text:h>
      <text:h text:style-name="P102" text:outline-level="4">&lt;Equipment&gt;</text:h>
      <text:h text:style-name="P101" text:outline-level="3">Materials</text:h>
      <text:h text:style-name="P102" text:outline-level="4">&lt;Material&gt;</text:h>
      <text:h text:style-name="P100" text:outline-level="2">Prerequisite<text:span text:style-name="T69">s</text:span></text:h>
      <text:h text:style-name="P103" text:outline-level="3">&lt;<text:span text:style-name="T69">List prerequisites if any</text:span>&gt;</text:h>
      <text:h text:style-name="P100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0">tem</text:span></text:p>
          </table:table-cell>
          <table:table-cell table:style-name="Table7.B1" office:value-type="string">
            <text:p text:style-name="P104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5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1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2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00" text:outline-level="2" text:is-list-header="true"/>
      <text:h text:style-name="P99" text:outline-level="1"><text:bookmark-start text:name="__RefHeading___Toc2602_2924262114"/><text:span text:style-name="T65">Appendix </text:span><text:span text:style-name="T67">C</text:span><text:span text:style-name="T64"><text:tab/></text:span><text:span text:style-name="T73">Us</text:span><text:span text:style-name="T2">age</text:span><text:span text:style-name="T73"> instruction</text:span><text:bookmark-end text:name="__RefHeading___Toc2602_2924262114"/></text:h>
      <text:h text:style-name="P106" text:outline-level="2">&lt;Document special usage instruction if any&gt;</text:h>
      <text:list text:style-name="Numbering_20_123">
        <text:list-header>
          <text:h text:style-name="P107" text:outline-level="1"/>
        </text:list-header>
      </text:list>
      <text:p text:style-name="P108"/>
      <text:h text:style-name="P109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3</text:page-number><text:s/>/ <text:page-count>14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14T22:35:52.685781000</dc:date>
    <meta:editing-duration>P5DT19H42M51S</meta:editing-duration>
    <meta:editing-cycles>164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4" meta:paragraph-count="253" meta:word-count="1273" meta:character-count="8265" meta:non-whitespace-character-count="7247"/>
  </office:meta>
</office:document-meta>
</file>